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DengXian" svg:font-family="DengXia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face style:name="맑은 고딕" svg:font-family="맑은 고딕" style:font-family-generic="modern" style:font-pitch="variable" svg:panose-1="2 11 5 3 2 0 0 2 0 4"/>
  </office:font-face-decls>
  <office:automatic-styles>
    <style:style style:name="P1" style:parent-style-name="标题1" style:master-page-name="MP0" style:family="paragraph">
      <style:paragraph-properties fo:break-before="page"/>
    </style:style>
    <style:style style:name="T2" style:parent-style-name="기본단락글꼴" style:family="text">
      <style:text-properties fo:color="#FF0000"/>
    </style:style>
    <style:style style:name="T3" style:parent-style-name="기본단락글꼴" style:family="text">
      <style:text-properties fo:color="#FF0000"/>
    </style:style>
    <style:style style:name="T4" style:parent-style-name="기본단락글꼴" style:family="text">
      <style:text-properties fo:color="#FF0000"/>
    </style:style>
    <style:style style:name="T5" style:parent-style-name="기본단락글꼴" style:family="text">
      <style:text-properties style:text-underline-type="single" style:text-underline-style="solid" style:text-underline-width="auto" style:text-underline-mode="continuous"/>
    </style:style>
    <style:style style:name="T6" style:parent-style-name="기본단락글꼴" style:family="text">
      <style:text-properties style:text-underline-type="single" style:text-underline-style="solid" style:text-underline-width="auto" style:text-underline-mode="continuous"/>
    </style:style>
    <style:style style:name="P7" style:parent-style-name="正文" style:family="paragraph">
      <style:text-properties style:font-name-asian="맑은 고딕" style:language-asian="ko" style:country-asian="KR"/>
    </style:style>
    <style:style style:name="T8" style:parent-style-name="기본단락글꼴" style:family="text">
      <style:text-properties fo:color="#FF0000"/>
    </style:style>
    <style:style style:name="T9" style:parent-style-name="기본단락글꼴" style:family="text">
      <style:text-properties fo:color="#FF0000"/>
    </style:style>
    <style:style style:name="T10" style:parent-style-name="기본단락글꼴" style:family="text">
      <style:text-properties fo:color="#FF0000"/>
    </style:style>
    <style:style style:name="T11" style:parent-style-name="기본단락글꼴" style:family="text">
      <style:text-properties fo:color="#FF0000"/>
    </style:style>
    <style:style style:name="T12" style:parent-style-name="기본단락글꼴" style:family="text">
      <style:text-properties fo:color="#FF0000" fo:background-color="#FFFF00"/>
    </style:style>
    <style:style style:name="T13" style:parent-style-name="기본단락글꼴" style:family="text">
      <style:text-properties fo:color="#FF0000" style:text-underline-type="single" style:text-underline-style="solid" style:text-underline-width="auto" style:text-underline-mode="continuous"/>
    </style:style>
  </office:automatic-styles>
  <office:body>
    <office:text text:use-soft-page-breaks="true">
      <text:h text:style-name="P1" text:outline-level="1">Programming Assignment #2 <text:s/>(Cow roller coaster)</text:h>
      <text:p text:style-name="Textbody"/>
      <text:p text:style-name="Textbody">out: Thursday May 30, 2024</text:p>
      <text:p text:style-name="Textbody">due: Monday June 17, 2024<text:s/>(24pm)</text:p>
      <text:h text:style-name="标题3" text:outline-level="3">Objective:</text:h>
      <text:p text:style-name="正文">Understand<text:s/><text:span text:style-name="T2">how to generate spline curves</text:span>.</text:p>
      <text:h text:style-name="标题3" text:outline-level="3">Developing environment:</text:h>
      <text:p text:style-name="Textbody">After installing the necessary packages (python3, pil, glfw and numpy), any operating systems can be used.</text:p>
      <text:h text:style-name="标题3" text:outline-level="3">Requirements:</text:h>
      <text:p text:style-name="正文">1) Start from the skeleton code.</text:p>
      <text:p text:style-name="正文">a. The code requires<text:s/><text:span text:style-name="T3">reading “cow.obj”</text:span>. This file should be in the working directory.</text:p>
      <text:p text:style-name="正文">b. “cow.obj” contains<text:s/><text:span text:style-name="T4">a triangle mesh</text:span>.</text:p>
      <text:p text:style-name="正文"/>
      <text:p text:style-name="正文">2) Understand the basic structure of the skeleton code.</text:p>
      <text:p text:style-name="正文">a. try to change viewpoint<text:s/><text:span text:style-name="T5">by typing 'space'</text:span></text:p>
      <text:p text:style-name="正文">b. try to understand what parts of the source codes need to be changed.<text:s/><text:span text:style-name="T6">Keyword search for “TODO”.</text:span></text:p>
      <text:p text:style-name="正文"/>
      <text:p text:style-name="正文">3) Try to reproduce the demo video in the lecture video as closely as possible (except the color theme).</text:p>
      <text:p text:style-name="P7"/>
      <text:p text:style-name="正文">- First pick the cow<text:s/><text:span text:style-name="T8">by L-clicking</text:span><text:s/>the cow. Then<text:span text:style-name="T9">, click the six control points for the cow’s<text:s/></text:span><text:span text:style-name="T10">trajectory</text:span>. Whenever a control point is specified, the cow is duplicated at the clicked location. You can use<text:s/><text:span text:style-name="T11">L-dragging</text:span><text:s/>to adjust the cow’s height. After providing all control points, the cow starts to move following the roller coster track that connects from the first control point to the last control point, following a cyclic Catmull-Rom spline curve. The cow follows the track three times. After finishing the animation, go back to the initial mode where the cow follows the cursor.</text:p>
      <text:p text:style-name="正文"/>
      <text:p text:style-name="正文">4)<text:s/><text:span text:style-name="T12">glfw.get_time() function</text:span><text:s/>will be useful.</text:p>
      <text:h text:style-name="标题3" text:outline-level="3">Submission guidelines:</text:h>
      <text:p text:style-name="正文">1) Source codes of your solutions (Include a<text:s/><text:span text:style-name="T13">README.txt that specifies the files you made/changed</text:span>)</text:p>
      <text:p text:style-name="正文">2) To get the full marks,</text:p>
      <text:p text:style-name="正文"/>
      <text:p text:style-name="正文"><text:s/>a) Implements the UI for control point specification: 5pt</text:p>
      <text:p text:style-name="正文"><text:s/>b) Implements vertical dragging (L-drag) as well as horizontal positioning (mouse-move): 5pt</text:p>
      <text:p text:style-name="正文"><text:s/>c) Use the Catmull-Rom spline curve which is an interpolating spline: 10pt</text:p>
      <text:p text:style-name="正文"><text:s/>d) Cow should face forward (yaw orientation): 5pt</text:p>
      <text:p text:style-name="正文"><text:s/>e) Cow should face upward when going up (pitch orientation) : 5pt</text:p>
      <text:p text:style-name="正文"><text:s/>f) When dragging, the pick-location on the bounding box should also be exactly on the cursor: 5pt.</text:p>
      <text:p text:style-name="正文">- There are many different ways to calculate rotation angles or matrices. For example, you can use math.atan2 function, or you can also use a series of cross product operatio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DengXian" svg:font-family="DengXia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ystem"/>
    <style:font-face style:name="맑은 고딕" svg:font-family="맑은 고딕" style:font-family-generic="modern" style:font-pitch="variable" svg:panose-1="2 11 5 3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DengXian"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표준" style:display-name="표준" style:family="paragraph">
      <style:paragraph-properties style:line-break="normal" style:text-autospace="none"/>
      <style:text-properties fo:hyphenate="true"/>
    </style:style>
    <style:style style:name="기본단락글꼴" style:display-name="기본 단락 글꼴" style:family="text"/>
    <style:style style:name="Standard" style:display-name="Standard" style:family="paragraph">
      <style:text-properties fo:hyphenate="false"/>
    </style:style>
    <style:style style:name="标题1" style:display-name="标题 1" style:family="paragraph" style:parent-style-name="Heading" style:next-style-name="Textbody" style:default-outline-level="1">
      <style:text-properties fo:font-weight="bold" style:font-weight-asian="bold" fo:font-size="16pt" style:font-size-asian="16pt" fo:hyphenate="false"/>
    </style:style>
    <style:style style:name="标题2" style:display-name="标题 2" style:family="paragraph" style:parent-style-name="Heading" style:next-style-name="Textbody" style:default-outline-level="2">
      <style:text-properties fo:font-weight="bold" style:font-weight-asian="bold" fo:font-style="italic" style:font-style-asian="italic" fo:hyphenate="false"/>
    </style:style>
    <style:style style:name="标题3" style:display-name="标题 3" style:family="paragraph" style:parent-style-name="Heading" style:next-style-name="Textbody" style:default-outline-level="3">
      <style:text-properties fo:font-weight="bold" style:font-weight-asian="bold" fo:hyphenate="false"/>
    </style:style>
    <style:style style:name="标题4" style:display-name="标题 4" style:family="paragraph" style:parent-style-name="Heading" style:next-style-name="Textbody" style:default-outline-level="4">
      <style:text-properties fo:font-weight="bold" style:font-weight-asian="bold" fo:font-style="italic" style:font-style-asian="italic" fo:font-size="12pt" style:font-size-asian="12pt" fo:hyphenate="false"/>
    </style:style>
    <style:style style:name="标题6" style:display-name="标题 6" style:family="paragraph" style:parent-style-name="Heading" style:next-style-name="Textbody" style:default-outline-level="6">
      <style:text-properties fo:font-weight="bold" style:font-weight-asian="bold" fo:font-size="10pt" style:font-size-asian="10pt" fo:hyphenate="false"/>
    </style:style>
    <style:style style:name="标题8" style:display-name="标题 8" style:family="paragraph" style:parent-style-name="Heading" style:next-style-name="Textbody" style:default-outline-level="8">
      <style:text-properties fo:font-weight="bold" style:font-weight-asian="bold" fo:font-size="10pt" style:font-size-asian="10pt" fo:hyphenate="false"/>
    </style:style>
    <style:style style:name="标题9" style:display-name="标题 9" style:family="paragraph" style:parent-style-name="Heading" style:next-style-name="Textbody" style:default-outline-level="9">
      <style:text-properties fo:font-weight="bold" style:font-weight-asian="bold" fo:font-size="10pt" style:font-size-asian="10pt" fo:hyphenate="false"/>
    </style:style>
    <style:style style:name="正文" style:display-name="正文" style:family="paragraph">
      <style:text-properties style:font-name-asian="Liberation Serif" style:font-name-complex="Liberation Serif" fo:hyphenate="false"/>
    </style:style>
    <style:style style:name="Textbody" style:display-name="Text body" style:family="paragraph" style:parent-style-name="正文">
      <style:paragraph-properties fo:margin-bottom="0.0833in"/>
      <style:text-properties fo:hyphenate="false"/>
    </style:style>
    <style:style style:name="Heading" style:display-name="Heading" style:family="paragraph" style:parent-style-name="正文" style:next-style-name="Textbody">
      <style:paragraph-properties fo:keep-with-next="always" fo:margin-top="0.1666in" fo:margin-bottom="0.0833in"/>
      <style:text-properties style:font-name="Liberation Sans" style:font-name-asian="Liberation Sans" style:font-name-complex="Liberation Sans" fo:font-size="14pt" style:font-size-asian="14pt" fo:hyphenate="false"/>
    </style:style>
    <style:style style:name="Heading10" style:display-name="Heading 10" style:family="paragraph" style:parent-style-name="Heading" style:next-style-name="Textbody">
      <style:text-properties fo:font-weight="bold" style:font-weight-asian="bold" fo:font-size="10pt" style:font-size-asian="10pt" fo:hyphenate="false"/>
    </style:style>
    <style:style style:name="题注" style:display-name="题注" style:family="paragraph" style:parent-style-name="正文">
      <style:paragraph-properties fo:margin-top="0.0833in" fo:margin-bottom="0.0833in"/>
      <style:text-properties fo:font-style="italic" style:font-style-asian="italic" fo:hyphenate="false"/>
    </style:style>
    <style:style style:name="默认段落字体" style:display-name="默认段落字体" style:family="text"/>
    <style:style style:name="머리글" style:display-name="머리글" style:family="paragraph" style:parent-style-name="표준">
      <style:paragraph-properties style:snap-to-layout-grid="false">
        <style:tab-stops>
          <style:tab-stop style:type="center" style:position="3.134in"/>
          <style:tab-stop style:type="right" style:position="6.268in"/>
        </style:tab-stops>
      </style:paragraph-properties>
      <style:text-properties fo:hyphenate="true"/>
    </style:style>
    <style:style style:name="머리글Char" style:display-name="머리글 Char" style:family="text" style:parent-style-name="기본단락글꼴"/>
    <style:style style:name="바닥글" style:display-name="바닥글" style:family="paragraph" style:parent-style-name="표준">
      <style:paragraph-properties style:snap-to-layout-grid="false">
        <style:tab-stops>
          <style:tab-stop style:type="center" style:position="3.134in"/>
          <style:tab-stop style:type="right" style:position="6.268in"/>
        </style:tab-stops>
      </style:paragraph-properties>
      <style:text-properties fo:hyphenate="true"/>
    </style:style>
    <style:style style:name="바닥글Char" style:display-name="바닥글 Char" style:family="text" style:parent-style-name="기본단락글꼴"/>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taesoo </meta:initial-creator>
    <dc:creator>박현수</dc:creator>
    <meta:creation-date>2012-05-03T16:05:00Z</meta:creation-date>
    <dc:date>2024-06-10T16:11:00Z</dc:date>
    <meta:template xlink:href="Normal" xlink:type="simple"/>
    <meta:editing-cycles>43</meta:editing-cycles>
    <meta:editing-duration>PT9540S</meta:editing-duration>
    <meta:document-statistic meta:page-count="1" meta:paragraph-count="4" meta:word-count="324" meta:character-count="2170" meta:row-count="15" meta:non-whitespace-character-count="1850"/>
  </office:meta>
</office:document-meta>
</file>